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a06" officeooo:paragraph-rsid="000aaa06"/>
    </style:style>
    <style:style style:name="P2" style:family="paragraph" style:parent-style-name="Standard">
      <style:text-properties officeooo:rsid="000b6d87" officeooo:paragraph-rsid="000b6d87"/>
    </style:style>
    <style:style style:name="T1" style:family="text">
      <style:text-properties officeooo:rsid="000aaa06"/>
    </style:style>
    <style:style style:name="T2" style:family="text">
      <style:text-properties officeooo:rsid="000dacad"/>
    </style:style>
    <style:style style:name="T3" style:family="text">
      <style:text-properties officeooo:rsid="000e2f15"/>
    </style:style>
    <style:style style:name="T4" style:family="text">
      <style:text-properties officeooo:rsid="000fa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/><text:span text:style-name="T1">step 1 : </text:span></text:p>
      <text:p text:style-name="Standard">- <text:span text:style-name="T1">make a board </text:span><text:span text:style-name="T2">container </text:span></text:p>
      <text:p text:style-name="Standard">- <text:span text:style-name="T1">add a 2d <text:s/></text:span><text:span text:style-name="T2">tiles container </text:span><text:span text:style-name="T1">on top of it and dynamically generate class name make color dynamically which same as board </text:span><text:span text:style-name="T4">index wise </text:span></text:p>
      <text:p text:style-name="Standard"/>
      <text:p text:style-name="P1">step 2 :</text:p>
      <text:p text:style-name="P1">- make another container which top of board <text:span text:style-name="T2">namely pices </text:span></text:p>
      <text:p text:style-name="P1">- add chess player coin on this container <text:span text:style-name="T3">index wise </text:span></text:p>
      <text:p text:style-name="P1"/>
      <text:p text:style-name="P1"/>
      <text:p text:style-name="P1">step 3 : darg and drop </text:p>
      <text:p text:style-name="P1">- <text:s/>take x, y whre darg happen .</text:p>
      <text:p text:style-name="P1">- drop the x, y position where drop happen</text:p>
      <text:p text:style-name="P1">- re-render new 2d array</text:p>
      <text:p text:style-name="P1"/>
      <text:p text:style-name="P2">step 4 : </text:p>
      <text:p text:style-name="P2"/>
      <text:p text:style-name="P2">- add logic of each</text:p>
      <text:p text:style-name="P2">- also altranate mov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2:55:47.127314876</meta:creation-date>
    <dc:date>2023-10-12T13:22:25.986202489</dc:date>
    <meta:editing-duration>PT8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95" meta:character-count="454" meta:non-whitespace-character-count="361"/>
  </office:meta>
</office:document-meta>
</file>